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9.2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9.9pt"/>
    </style:style>
    <style:style style:name="co4" style:family="table-column">
      <style:table-column-properties fo:break-before="auto" style:column-width="47pt"/>
    </style:style>
    <style:style style:name="co5" style:family="table-column">
      <style:table-column-properties fo:break-before="auto" style:column-width="114.35pt"/>
    </style:style>
    <style:style style:name="co6" style:family="table-column">
      <style:table-column-properties fo:break-before="auto" style:column-width="77.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wrap-option="wrap" style:vertical-align="botto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/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emo1" table:style-name="ta1">
        <table:shapes>
          <draw:frame draw:z-index="0" draw:style-name="gr1" draw:text-style-name="P1" svg:width="453.51pt" svg:height="255.09pt" svg:x="241.85pt" svg:y="23.27pt">
            <loext:p draw:notify-on-update-of-ranges="Demo1.A1:Demo1.A7 Demo1.B1:Demo1.B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African American alone</text:p>
          </table:table-cell>
          <table:table-cell office:value-type="percentage" office:value="0.132" calcext:value-type="percentage">
            <text:p>13.20%</text:p>
          </table:table-cell>
        </table:table-row>
        <table:table-row table:style-name="ro2">
          <table:table-cell office:value-type="string" calcext:value-type="string">
            <text:p>American Indian and Alaska Native alone</text:p>
          </table:table-cell>
          <table:table-cell office:value-type="percentage" office:value="0.012" calcext:value-type="percentage">
            <text:p>1.20%</text:p>
          </table:table-cell>
        </table:table-row>
        <table:table-row table:style-name="ro1">
          <table:table-cell office:value-type="string" calcext:value-type="string">
            <text:p>Asian alone</text:p>
          </table:table-cell>
          <table:table-cell office:value-type="percentage" office:value="0.053" calcext:value-type="percentage">
            <text:p>5.30%</text:p>
          </table:table-cell>
        </table:table-row>
        <table:table-row table:style-name="ro2">
          <table:table-cell office:value-type="string" calcext:value-type="string">
            <text:p>Native Hawaiian and Other Pacific Islander alone</text:p>
          </table:table-cell>
          <table:table-cell office:value-type="percentage" office:value="0.002" calcext:value-type="percentage">
            <text:p>0.20%</text:p>
          </table:table-cell>
        </table:table-row>
        <table:table-row table:style-name="ro1">
          <table:table-cell office:value-type="string" calcext:value-type="string">
            <text:p> Two or More Races</text:p>
          </table:table-cell>
          <table:table-cell office:value-type="percentage" office:value="0.024" calcext:value-type="percentage">
            <text:p>2.40%</text:p>
          </table:table-cell>
        </table:table-row>
        <table:table-row table:style-name="ro1">
          <table:table-cell office:value-type="string" calcext:value-type="string">
            <text:p>Hispanic or Latino</text:p>
          </table:table-cell>
          <table:table-cell office:value-type="percentage" office:value="0.171" calcext:value-type="percentage">
            <text:p>17.10%</text:p>
          </table:table-cell>
        </table:table-row>
        <table:table-row table:style-name="ro1">
          <table:table-cell office:value-type="string" calcext:value-type="string">
            <text:p>White alone, not Hispanic or Latino</text:p>
          </table:table-cell>
          <table:table-cell office:value-type="percentage" office:value="0.626" calcext:value-type="percentage">
            <text:p>62.60%</text:p>
          </table:table-cell>
        </table:table-row>
        <table:table-row table:style-name="ro1">
          <table:table-cell table:style-name="Default"/>
          <table:table-cell table:formula="of:=SUM([.B1:.B7])" office:value-type="percentage" office:value="1.02" calcext:value-type="percentage">
            <text:p>102.00%</text:p>
          </table:table-cell>
        </table:table-row>
      </table:table>
      <table:table table:name="Demo_2" table:style-name="ta1">
        <table:shapes>
          <draw:frame draw:z-index="0" draw:style-name="gr1" draw:text-style-name="P1" svg:width="535.01pt" svg:height="300.93pt" svg:x="160.36pt" svg:y="23.27pt">
            <loext:p draw:notify-on-update-of-ranges="Demo_2.A1:Demo_2.A8 Demo_2.B1:Demo_2.B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default-cell-style-name="ce1"/>
        <table:table-column table:style-name="co4" table:default-cell-style-name="ce2"/>
        <table:table-row table:style-name="ro1">
          <table:table-cell office:value-type="string" calcext:value-type="string">
            <text:p>African American alone</text:p>
          </table:table-cell>
          <table:table-cell office:value-type="percentage" office:value="0.132" calcext:value-type="percentage">
            <text:p>13.20%</text:p>
          </table:table-cell>
        </table:table-row>
        <table:table-row table:style-name="ro2">
          <table:table-cell office:value-type="string" calcext:value-type="string">
            <text:p>American Indian and Alaska Native alone</text:p>
          </table:table-cell>
          <table:table-cell office:value-type="percentage" office:value="0.012" calcext:value-type="percentage">
            <text:p>1.20%</text:p>
          </table:table-cell>
        </table:table-row>
        <table:table-row table:style-name="ro1">
          <table:table-cell office:value-type="string" calcext:value-type="string">
            <text:p>Asian alone</text:p>
          </table:table-cell>
          <table:table-cell office:value-type="percentage" office:value="0.053" calcext:value-type="percentage">
            <text:p>5.30%</text:p>
          </table:table-cell>
        </table:table-row>
        <table:table-row table:style-name="ro2">
          <table:table-cell office:value-type="string" calcext:value-type="string">
            <text:p>Native Hawaiian and Other Pacific Islander alone</text:p>
          </table:table-cell>
          <table:table-cell office:value-type="percentage" office:value="0.002" calcext:value-type="percentage">
            <text:p>0.20%</text:p>
          </table:table-cell>
        </table:table-row>
        <table:table-row table:style-name="ro1">
          <table:table-cell office:value-type="string" calcext:value-type="string">
            <text:p> Two or More Races</text:p>
          </table:table-cell>
          <table:table-cell office:value-type="percentage" office:value="0.024" calcext:value-type="percentage">
            <text:p>2.40%</text:p>
          </table:table-cell>
        </table:table-row>
        <table:table-row table:style-name="ro1">
          <table:table-cell office:value-type="string" calcext:value-type="string">
            <text:p>Hispanic or Latino</text:p>
          </table:table-cell>
          <table:table-cell office:value-type="percentage" office:value="0.171" calcext:value-type="percentage">
            <text:p>17.10%</text:p>
          </table:table-cell>
        </table:table-row>
        <table:table-row table:style-name="ro1">
          <table:table-cell office:value-type="string" calcext:value-type="string">
            <text:p>White alone FEMALE (50.8%)</text:p>
          </table:table-cell>
          <table:table-cell table:formula="of:=0.626 * 0.508" office:value-type="percentage" office:value="0.318008" calcext:value-type="percentage">
            <text:p>31.80%</text:p>
          </table:table-cell>
        </table:table-row>
        <table:table-row table:style-name="ro1">
          <table:table-cell office:value-type="string" calcext:value-type="string">
            <text:p>White alone MALE (49.2%)</text:p>
          </table:table-cell>
          <table:table-cell table:formula="of:=0.626 *(1-0.508)" office:value-type="percentage" office:value="0.307992" calcext:value-type="percentage">
            <text:p>30.80%</text:p>
          </table:table-cell>
        </table:table-row>
        <table:table-row table:style-name="ro1">
          <table:table-cell table:style-name="Default"/>
          <table:table-cell table:formula="of:=SUM([.B1:.B8])" office:value-type="percentage" office:value="1.02" calcext:value-type="percentage">
            <text:p>102.00%</text:p>
          </table:table-cell>
        </table:table-row>
      </table:table>
      <table:table table:name="PPP" table:style-name="ta1">
        <table:shapes>
          <draw:frame draw:z-index="0" draw:style-name="gr1" draw:text-style-name="P1" svg:width="518.74pt" svg:height="346.88pt" svg:x="203.07pt" svg:y="0.65pt">
            <loext:p draw:notify-on-update-of-ranges="PPP.A2:PPP.A8 PPP.B1:PPP.B1 PPP.B2:PPP.B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Axes</text:p>
          </table:table-cell>
          <table:table-cell table:style-name="ce3" office:value-type="string" calcext:value-type="string">
            <text:p>Privilege Index</text:p>
          </table:table-cell>
        </table:table-row>
        <table:table-row table:style-name="ro1">
          <table:table-cell office:value-type="string" calcext:value-type="string">
            <text:p>CIS <text:s/>Gendere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eterosexualit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ucational backgroun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ealt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float" office:value="5" calcext:value-type="float">
            <text:p>5</text:p>
          </table:table-cell>
        </table:table-row>
      </table:table>
      <table:table table:name="PPP_2" table:style-name="ta1">
        <table:shapes>
          <draw:frame draw:z-index="0" draw:style-name="gr1" draw:text-style-name="P1" svg:width="396.74pt" svg:height="213.79pt" svg:x="230.37pt" svg:y="99.92pt">
            <loext:p draw:notify-on-update-of-ranges="PPP_2.A2:PPP_2.A8 PPP_2.B1:PPP_2.B1 PPP_2.B2:PPP_2.B8 PPP_2.C1:PPP_2.C1 PPP_2.C2:PPP_2.C8 PPP_2.D1:PPP_2.D1 PPP_2.D2:PPP_2.D8 PPP_2.E1:PPP_2.E1 PPP_2.E2:PPP_2.E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table:style-name="ce3" office:value-type="string" calcext:value-type="string">
            <text:p>Axes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Eve</text:p>
          </table:table-cell>
          <table:table-cell table:style-name="ce3" office:value-type="string" calcext:value-type="string">
            <text:p>Deena</text:p>
          </table:table-cell>
          <table:table-cell table:style-name="ce3" office:value-type="string" calcext:value-type="string">
            <text:p>Fred</text:p>
          </table:table-cell>
        </table:table-row>
        <table:table-row table:style-name="ro1">
          <table:table-cell office:value-type="string" calcext:value-type="string">
            <text:p>CIS <text:s/>Gendered</text:p>
          </table:table-cell>
          <table:table-cell table:number-columns-repeated="4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eterosexuality</text:p>
          </table:table-cell>
          <table:table-cell table:number-columns-repeated="4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ucational background</text:p>
          </table:table-cell>
          <table:table-cell table:number-columns-repeated="4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ealth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4" office:value-type="float" office:value="5" calcext:value-type="float">
            <text:p>5</text:p>
          </table:table-cell>
        </table:table-row>
      </table:table>
      <table:table table:name="Adam" table:style-name="ta1">
        <table:shapes>
          <draw:frame draw:z-index="0" draw:style-name="gr1" draw:text-style-name="P1" svg:width="518.74pt" svg:height="346.88pt" svg:x="203.07pt" svg:y="0.65pt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Axes</text:p>
          </table:table-cell>
          <table:table-cell table:style-name="ce3" office:value-type="string" calcext:value-type="string">
            <text:p>Privilege Index</text:p>
          </table:table-cell>
        </table:table-row>
        <table:table-row table:style-name="ro1">
          <table:table-cell office:value-type="string" calcext:value-type="string">
            <text:p>CIS <text:s/>Gendere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eterosexualit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ducational backgroun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amily Wealth</text:p>
          </table:table-cell>
          <table:table-cell office:value-type="float" office:value="3" calcext:value-type="float">
            <text:p>3</text:p>
          </table:table-cell>
        </table:table-row>
      </table:table>
      <table:table table:name="Eve" table:style-name="ta1">
        <table:shapes>
          <draw:frame draw:z-index="0" draw:style-name="gr1" draw:text-style-name="P1" svg:width="518.74pt" svg:height="346.88pt" svg:x="203.07pt" svg:y="0.65pt">
            <loext:p draw:notify-on-update-of-ranges="Eve.A2:Eve.A8 Eve.B1:Eve.B1 Eve.B2:Eve.B8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Axes</text:p>
          </table:table-cell>
          <table:table-cell table:style-name="ce3" office:value-type="string" calcext:value-type="string">
            <text:p>Privilege Index</text:p>
          </table:table-cell>
        </table:table-row>
        <table:table-row table:style-name="ro1">
          <table:table-cell office:value-type="string" calcext:value-type="string">
            <text:p>CIS <text:s/>Gendere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eterosexualit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ducational backgroun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amily Wealth</text:p>
          </table:table-cell>
          <table:table-cell office:value-type="float" office:value="3" calcext:value-type="float">
            <text:p>3</text:p>
          </table:table-cell>
        </table:table-row>
      </table:table>
      <table:table table:name="Esther" table:style-name="ta1">
        <table:shapes>
          <draw:frame draw:z-index="0" draw:style-name="gr1" draw:text-style-name="P1" svg:width="518.74pt" svg:height="346.88pt" svg:x="203.07pt" svg:y="0.65pt">
            <loext:p draw:notify-on-update-of-ranges="Esther.A2:Esther.A8 Esther.B1:Esther.B1 Esther.B2:Esther.B8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Axes</text:p>
          </table:table-cell>
          <table:table-cell table:style-name="ce3" office:value-type="string" calcext:value-type="string">
            <text:p>Privilege Index</text:p>
          </table:table-cell>
        </table:table-row>
        <table:table-row table:style-name="ro1">
          <table:table-cell office:value-type="string" calcext:value-type="string">
            <text:p>CIS <text:s/>Gendere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eterosexualit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ducational backgroun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ealth</text:p>
          </table:table-cell>
          <table:table-cell office:value-type="float" office:value="3" calcext:value-type="float">
            <text:p>3</text:p>
          </table:table-cell>
        </table:table-row>
      </table:table>
      <table:table table:name="Frank" table:style-name="ta1">
        <table:shapes>
          <draw:frame draw:z-index="0" draw:style-name="gr1" draw:text-style-name="P1" svg:width="492.35pt" svg:height="346.88pt" svg:x="229.75pt" svg:y="0.65pt">
            <loext:p draw:notify-on-update-of-ranges="Frank.A2:Frank.A8 Frank.B1:Frank.B1 Frank.B2:Frank.B8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Axes</text:p>
          </table:table-cell>
          <table:table-cell table:style-name="ce3" office:value-type="string" calcext:value-type="string">
            <text:p>Privilege Index</text:p>
          </table:table-cell>
        </table:table-row>
        <table:table-row table:style-name="ro1">
          <table:table-cell office:value-type="string" calcext:value-type="string">
            <text:p>CIS <text:s/>Gendere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eterosexualit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ucational backgroun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ealth</text:p>
          </table:table-cell>
          <table:table-cell office:value-type="float" office:value="3" calcext:value-type="float">
            <text:p>3</text:p>
          </table:table-cell>
        </table:table-row>
      </table:table>
      <table:table table:name="Jacques" table:style-name="ta1">
        <table:shapes>
          <draw:frame draw:z-index="0" draw:style-name="gr1" draw:text-style-name="P1" svg:width="492.35pt" svg:height="346.88pt" svg:x="229.75pt" svg:y="0.65pt">
            <loext:p draw:notify-on-update-of-ranges="Jacques.A2:Jacques.A8 Jacques.B1:Jacques.B1 Jacques.B2:Jacques.B8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Axes</text:p>
          </table:table-cell>
          <table:table-cell table:style-name="ce3" office:value-type="string" calcext:value-type="string">
            <text:p>Privilege Index</text:p>
          </table:table-cell>
        </table:table-row>
        <table:table-row table:style-name="ro1">
          <table:table-cell office:value-type="string" calcext:value-type="string">
            <text:p>CIS <text:s/>Gendere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eterosexuality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ucational backgroun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ealth</text:p>
          </table:table-cell>
          <table:table-cell office:value-type="float" office:value="3" calcext:value-type="float">
            <text:p>3</text:p>
          </table:table-cell>
        </table:table-row>
      </table:table>
      <table:table table:name="Shelly" table:style-name="ta1">
        <table:shapes>
          <draw:frame draw:z-index="0" draw:style-name="gr1" draw:text-style-name="P1" svg:width="492.35pt" svg:height="346.88pt" svg:x="229.75pt" svg:y="0.65pt">
            <loext:p draw:notify-on-update-of-ranges="Shelly.A2:Shelly.A8 Shelly.B1:Shelly.B1 Shelly.B2:Shelly.B8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Axes</text:p>
          </table:table-cell>
          <table:table-cell table:style-name="ce3" office:value-type="string" calcext:value-type="string">
            <text:p>Privilege Index</text:p>
          </table:table-cell>
        </table:table-row>
        <table:table-row table:style-name="ro1">
          <table:table-cell office:value-type="string" calcext:value-type="string">
            <text:p>CIS <text:s/>Gender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terosexuality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ducational backgroun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ealth</text:p>
          </table:table-cell>
          <table:table-cell office:value-type="float" office:value="3" calcext:value-type="float">
            <text:p>3</text:p>
          </table:table-cell>
        </table:table-row>
      </table:table>
      <table:table table:name="Jessie" table:style-name="ta1">
        <table:shapes>
          <draw:frame draw:z-index="0" draw:style-name="gr1" draw:text-style-name="P1" svg:width="518.74pt" svg:height="346.88pt" svg:x="203.07pt" svg:y="0.65pt">
            <lo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Axes</text:p>
          </table:table-cell>
          <table:table-cell table:style-name="ce3" office:value-type="string" calcext:value-type="string">
            <text:p>Privilege Index</text:p>
          </table:table-cell>
        </table:table-row>
        <table:table-row table:style-name="ro1">
          <table:table-cell office:value-type="string" calcext:value-type="string">
            <text:p>CIS <text:s/>Gendere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eterosexualit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ducational backgroun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amily Wealth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 number:grouping="true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5">00/00/0000</text:date>, <text:time style:data-style-name="N2" text:time-value="00:41:09.12845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7:45:55.174885000</meta:creation-date>
    <dc:date>2015-09-25T00:43:03.593486000</dc:date>
    <meta:editing-duration>PT5H29M43S</meta:editing-duration>
    <meta:editing-cycles>26</meta:editing-cycles>
    <meta:generator>LibreOffice/5.0.1.2$MacOSX_X86_64 LibreOffice_project/81898c9f5c0d43f3473ba111d7b351050be20261</meta:generator>
    <meta:document-statistic meta:table-count="11" meta:cell-count="200" meta:object-count="11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883cm" svg:y="0.315cm" chart:style-name="ch2">
          <text:p>US Population 2013</text:p>
        </chart:title>
        <chart:legend chart:legend-position="end" svg:x="10.84cm" svg:y="2.111cm" style:legend-expansion="high" chart:style-name="ch3"/>
        <chart:plot-area chart:style-name="ch4" table:cell-range-address="Demo1.A1:Demo1.B7" chart:data-source-has-labels="column" svg:x="0.32cm" svg:y="1.288cm" svg:width="10.2cm" svg:height="7.532cm">
          <chartooo:coordinate-region svg:x="1.654cm" svg:y="1.289cm" svg:width="7.531cm" svg:height="7.531cm"/>
          <chart:axis chart:dimension="x" chart:name="primary-x" chart:style-name="ch5" chartooo:axis-type="auto">
            <chartooo:date-scale/>
            <chart:categories table:cell-range-address="Demo1.A1:Demo1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emo1.B1:Demo1.B7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frican American alone</text:p>
                <draw:g>
                  <svg:desc>Demo1.A1:Demo1.A7</svg:desc>
                </draw:g>
              </table:table-cell>
              <table:table-cell office:value-type="float" office:value="0.132">
                <text:p>0.132</text:p>
                <draw:g>
                  <svg:desc>Demo1.B1:Demo1.B7</svg:desc>
                </draw:g>
              </table:table-cell>
            </table:table-row>
            <table:table-row>
              <table:table-cell office:value-type="string">
                <text:p>American Indian and Alaska Native alone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Asian alone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Native Hawaiian and Other Pacific Islander alone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 Two or More Races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Hispanic or Latino</text:p>
              </table:table-cell>
              <table:table-cell office:value-type="float" office:value="0.171">
                <text:p>0.171</text:p>
              </table:table-cell>
            </table:table-row>
            <table:table-row>
              <table:table-cell office:value-type="string">
                <text:p>White alone, not Hispanic or Latino</text:p>
              </table:table-cell>
              <table:table-cell office:value-type="float" office:value="0.626">
                <text:p>0.6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MacOSX_X86_64 LibreOffice_project/81898c9f5c0d43f3473ba111d7b351050be2026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draw:stroke="dash" draw:stroke-dash="Ultrafine_20_2_20_Dots_20_3_20_Dashes"/>
    </style:style>
    <style:style style:name="ch9" style:family="chart">
      <style:graphic-properties draw:stroke="dash" draw:stroke-dash="_32__20_Dots_20_1_20_Dash" svg:stroke-color="#ff420e"/>
    </style:style>
    <style:style style:name="ch10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37cm" svg:height="12.238cm" xlink:href=".." xlink:type="simple" chart:class="chart:filled-radar" chart:style-name="ch1">
        <chart:title svg:x="5.982cm" svg:y="0.379cm" chart:style-name="ch2">
          <text:p>Jacques'
 Personal Privilege Profile</text:p>
        </chart:title>
        <chart:legend chart:legend-position="end" svg:x="14.313cm" svg:y="5.82cm" style:legend-expansion="high" chart:style-name="ch3"/>
        <chart:plot-area chart:style-name="ch4" table:cell-range-address="Jacques.A1:Jacques.B8" chart:data-source-has-labels="both" svg:x="0.347cm" svg:y="1.932cm" svg:width="13.619cm" svg:height="10.062cm">
          <chartooo:coordinate-region svg:x="3.095cm" svg:y="3cm" svg:width="8.386cm" svg:height="8.386cm"/>
          <chart:axis chart:dimension="x" chart:name="primary-x" chart:style-name="ch5" chartooo:axis-type="auto">
            <chartooo:date-scale/>
            <chart:categories table:cell-range-address="Jacques.A2:Jacques.A8"/>
            <chart:grid chart:style-name="ch6" chart:class="minor"/>
          </chart:axis>
          <chart:axis chart:dimension="y" chart:name="primary-y" chart:style-name="ch7">
            <chart:grid chart:style-name="ch8" chart:class="major"/>
            <chart:grid chart:style-name="ch9" chart:class="minor"/>
          </chart:axis>
          <chart:series chart:style-name="ch10" chart:values-cell-range-address="Jacques.B2:Jacques.B8" chart:label-cell-address="Jacques.B1:Jacques.B1" chart:class="chart:filled-rad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vilege Index</text:p>
                <draw:g>
                  <svg:desc>Jacques.B1:Jacque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IS  Gendered</text:p>
                <draw:g>
                  <svg:desc>Jacques.A2:Jacques.A8</svg:desc>
                </draw:g>
              </table:table-cell>
              <table:table-cell office:value-type="float" office:value="10">
                <text:p>10</text:p>
                <draw:g>
                  <svg:desc>Jacques.B2:Jacques.B8</svg:desc>
                </draw:g>
              </table:table-cell>
            </table:table-row>
            <table:table-row>
              <table:table-cell office:value-type="string">
                <text:p>Heterosexuality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Mal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Whit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ducational background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Income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Wealth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MacOSX_X86_64 LibreOffice_project/81898c9f5c0d43f3473ba111d7b351050be20261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draw:stroke="dash" draw:stroke-dash="Ultrafine_20_2_20_Dots_20_3_20_Dashes"/>
    </style:style>
    <style:style style:name="ch9" style:family="chart">
      <style:graphic-properties draw:stroke="dash" draw:stroke-dash="_32__20_Dots_20_1_20_Dash" svg:stroke-color="#ff420e"/>
    </style:style>
    <style:style style:name="ch10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301cm" svg:height="12.238cm" xlink:href="." xlink:type="simple" chart:class="chart:filled-radar" chart:style-name="ch1">
        <chart:title svg:x="6.507cm" svg:y="0.379cm" chart:style-name="ch2">
          <text:p>Jessie's
Personal Privilege Profile</text:p>
        </chart:title>
        <chart:legend chart:legend-position="end" svg:x="15.244cm" svg:y="5.82cm" style:legend-expansion="high" chart:style-name="ch3"/>
        <chart:plot-area chart:style-name="ch4" chart:data-source-has-labels="both" svg:x="0.366cm" svg:y="1.932cm" svg:width="14.512cm" svg:height="10.062cm">
          <chartooo:coordinate-region svg:x="3.575cm" svg:y="3cm" svg:width="8.397cm" svg:height="8.397cm"/>
          <chart:axis chart:dimension="x" chart:name="primary-x" chart:style-name="ch5" chartooo:axis-type="auto">
            <chartooo:date-scale/>
            <chart:categories table:cell-range-address="local-table.$A$2:.$A$8"/>
            <chart:grid chart:style-name="ch6" chart:class="minor"/>
          </chart:axis>
          <chart:axis chart:dimension="y" chart:name="primary-y" chart:style-name="ch7">
            <chart:grid chart:style-name="ch8" chart:class="major"/>
            <chart:grid chart:style-name="ch9" chart:class="minor"/>
          </chart:axis>
          <chart:series chart:style-name="ch10" chart:values-cell-range-address="local-table.$B$2:.$B$8" chart:label-cell-address="local-table.$B$1" chart:class="chart:filled-rad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vilege Index</text:p>
              </table:table-cell>
            </table:table-row>
          </table:table-header-rows>
          <table:table-rows>
            <table:table-row>
              <table:table-cell office:value-type="string">
                <text:p>CIS  Gendered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Heterosexuality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Mal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hite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Educational background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Income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Wealth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MacOSX_X86_64 LibreOffice_project/81898c9f5c0d43f3473ba111d7b351050be20261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875cm" svg:height="10.617cm" xlink:href=".." xlink:type="simple" chart:class="chart:circle" chart:style-name="ch1">
        <chart:title svg:x="6.942cm" svg:y="0.37cm" chart:style-name="ch2">
          <text:p>US Population 2013
White alone split by gender</text:p>
        </chart:title>
        <chart:legend chart:legend-position="end" svg:x="12.643cm" svg:y="2.869cm" style:legend-expansion="high" chart:style-name="ch3"/>
        <chart:plot-area chart:style-name="ch4" table:cell-range-address="Demo_2.A1:Demo_2.B8" chart:data-source-has-labels="column" svg:x="0.377cm" svg:y="1.868cm" svg:width="11.889cm" svg:height="8.537cm">
          <chartooo:coordinate-region svg:x="2.053cm" svg:y="1.869cm" svg:width="8.536cm" svg:height="8.536cm"/>
          <chart:axis chart:dimension="x" chart:name="primary-x" chart:style-name="ch5" chartooo:axis-type="auto">
            <chartooo:date-scale/>
            <chart:categories table:cell-range-address="Demo_2.A1:Demo_2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emo_2.B1:Demo_2.B8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frican American alone</text:p>
                <draw:g>
                  <svg:desc>Demo_2.A1:Demo_2.A8</svg:desc>
                </draw:g>
              </table:table-cell>
              <table:table-cell office:value-type="float" office:value="0.132">
                <text:p>0.132</text:p>
                <draw:g>
                  <svg:desc>Demo_2.B1:Demo_2.B8</svg:desc>
                </draw:g>
              </table:table-cell>
            </table:table-row>
            <table:table-row>
              <table:table-cell office:value-type="string">
                <text:p>American Indian and Alaska Native alone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Asian alone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Native Hawaiian and Other Pacific Islander alone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 Two or More Races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Hispanic or Latino</text:p>
              </table:table-cell>
              <table:table-cell office:value-type="float" office:value="0.171">
                <text:p>0.171</text:p>
              </table:table-cell>
            </table:table-row>
            <table:table-row>
              <table:table-cell office:value-type="string">
                <text:p>White alone FEMALE (50.8%)</text:p>
              </table:table-cell>
              <table:table-cell office:value-type="float" office:value="0.318008">
                <text:p>0.318008</text:p>
              </table:table-cell>
            </table:table-row>
            <table:table-row>
              <table:table-cell office:value-type="string">
                <text:p>White alone MALE (49.2%)</text:p>
              </table:table-cell>
              <table:table-cell office:value-type="float" office:value="0.307992">
                <text:p>0.3079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MacOSX_X86_64 LibreOffice_project/81898c9f5c0d43f3473ba111d7b351050be2026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draw:stroke="dash" draw:stroke-dash="Ultrafine_20_2_20_Dots_20_3_20_Dashes"/>
    </style:style>
    <style:style style:name="ch9" style:family="chart">
      <style:graphic-properties draw:stroke="dash" draw:stroke-dash="_32__20_Dots_20_1_20_Dash" svg:stroke-color="#ff420e"/>
    </style:style>
    <style:style style:name="ch10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301cm" svg:height="12.238cm" xlink:href=".." xlink:type="simple" chart:class="chart:filled-radar" chart:style-name="ch1">
        <chart:title svg:x="5.822cm" svg:y="0.379cm" chart:style-name="ch2">
          <text:p>Kojo's Personal Privilege Profile</text:p>
        </chart:title>
        <chart:legend chart:legend-position="end" svg:x="15.244cm" svg:y="5.82cm" style:legend-expansion="high" chart:style-name="ch3"/>
        <chart:plot-area chart:style-name="ch4" table:cell-range-address="PPP.A1:PPP.B8" chart:data-source-has-labels="both" svg:x="0.366cm" svg:y="1.416cm" svg:width="14.512cm" svg:height="10.578cm">
          <chartooo:coordinate-region svg:x="3.368cm" svg:y="2.519cm" svg:width="8.87cm" svg:height="8.87cm"/>
          <chart:axis chart:dimension="x" chart:name="primary-x" chart:style-name="ch5" chartooo:axis-type="auto">
            <chartooo:date-scale/>
            <chart:categories table:cell-range-address="PPP.A2:PPP.A8"/>
            <chart:grid chart:style-name="ch6" chart:class="minor"/>
          </chart:axis>
          <chart:axis chart:dimension="y" chart:name="primary-y" chart:style-name="ch7">
            <chart:grid chart:style-name="ch8" chart:class="major"/>
            <chart:grid chart:style-name="ch9" chart:class="minor"/>
          </chart:axis>
          <chart:series chart:style-name="ch10" chart:values-cell-range-address="PPP.B2:PPP.B8" chart:label-cell-address="PPP.B1:PPP.B1" chart:class="chart:filled-rad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vilege Index</text:p>
                <draw:g>
                  <svg:desc>PPP.B1:PPP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IS  Gendered</text:p>
                <draw:g>
                  <svg:desc>PPP.A2:PPP.A8</svg:desc>
                </draw:g>
              </table:table-cell>
              <table:table-cell office:value-type="float" office:value="10">
                <text:p>10</text:p>
                <draw:g>
                  <svg:desc>PPP.B2:PPP.B8</svg:desc>
                </draw:g>
              </table:table-cell>
            </table:table-row>
            <table:table-row>
              <table:table-cell office:value-type="string">
                <text:p>Heterosexuality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Mal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Whit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ducational background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Wealth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ncome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MacOSX_X86_64 LibreOffice_project/81898c9f5c0d43f3473ba111d7b351050be2026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97cm" svg:height="7.543cm" xlink:href=".." xlink:type="simple" chart:class="chart:radar" chart:style-name="ch1">
        <chart:legend chart:legend-position="end" svg:x="11.621cm" svg:y="2.725cm" style:legend-expansion="high" chart:style-name="ch2"/>
        <chart:plot-area chart:style-name="ch3" table:cell-range-address="PPP_2.A1:PPP_2.E8" chart:data-source-has-labels="both" svg:x="0.279cm" svg:y="0.15cm" svg:width="11.063cm" svg:height="7.243cm">
          <chartooo:coordinate-region svg:x="2.78cm" svg:y="1.03cm" svg:width="5.79cm" svg:height="5.79cm"/>
          <chart:axis chart:dimension="x" chart:name="primary-x" chart:style-name="ch4" chartooo:axis-type="auto">
            <chartooo:date-scale/>
            <chart:categories table:cell-range-address="PPP_2.A2:PPP_2.A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PP_2.B2:PPP_2.B8" chart:label-cell-address="PPP_2.B1:PPP_2.B1" chart:class="chart:radar">
            <chart:data-point chart:repeated="7"/>
          </chart:series>
          <chart:series chart:style-name="ch7" chart:values-cell-range-address="PPP_2.C2:PPP_2.C8" chart:label-cell-address="PPP_2.C1:PPP_2.C1" chart:class="chart:radar">
            <chart:data-point chart:repeated="7"/>
          </chart:series>
          <chart:series chart:style-name="ch8" chart:values-cell-range-address="PPP_2.D2:PPP_2.D8" chart:label-cell-address="PPP_2.D1:PPP_2.D1" chart:class="chart:radar">
            <chart:data-point chart:repeated="7"/>
          </chart:series>
          <chart:series chart:style-name="ch9" chart:values-cell-range-address="PPP_2.E2:PPP_2.E8" chart:label-cell-address="PPP_2.E1:PPP_2.E1" chart:class="chart:rad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am</text:p>
                <draw:g>
                  <svg:desc>PPP_2.B1:PPP_2.B1</svg:desc>
                </draw:g>
              </table:table-cell>
              <table:table-cell office:value-type="string">
                <text:p>Eve</text:p>
                <draw:g>
                  <svg:desc>PPP_2.C1:PPP_2.C1</svg:desc>
                </draw:g>
              </table:table-cell>
              <table:table-cell office:value-type="string">
                <text:p>Deena</text:p>
                <draw:g>
                  <svg:desc>PPP_2.D1:PPP_2.D1</svg:desc>
                </draw:g>
              </table:table-cell>
              <table:table-cell office:value-type="string">
                <text:p>Fred</text:p>
                <draw:g>
                  <svg:desc>PPP_2.E1:PPP_2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IS  Gendered</text:p>
                <draw:g>
                  <svg:desc>PPP_2.A2:PPP_2.A8</svg:desc>
                </draw:g>
              </table:table-cell>
              <table:table-cell office:value-type="float" office:value="10">
                <text:p>10</text:p>
                <draw:g>
                  <svg:desc>PPP_2.B2:PPP_2.B8</svg:desc>
                </draw:g>
              </table:table-cell>
              <table:table-cell office:value-type="float" office:value="10">
                <text:p>10</text:p>
                <draw:g>
                  <svg:desc>PPP_2.C2:PPP_2.C8</svg:desc>
                </draw:g>
              </table:table-cell>
              <table:table-cell office:value-type="float" office:value="10">
                <text:p>10</text:p>
                <draw:g>
                  <svg:desc>PPP_2.D2:PPP_2.D8</svg:desc>
                </draw:g>
              </table:table-cell>
              <table:table-cell office:value-type="float" office:value="10">
                <text:p>10</text:p>
                <draw:g>
                  <svg:desc>PPP_2.E2:PPP_2.E8</svg:desc>
                </draw:g>
              </table:table-cell>
            </table:table-row>
            <table:table-row>
              <table:table-cell office:value-type="string">
                <text:p>Heterosexuality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Male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White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ducational background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Wealth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ncome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MacOSX_X86_64 LibreOffice_project/81898c9f5c0d43f3473ba111d7b351050be2026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draw:stroke="dash" draw:stroke-dash="Ultrafine_20_2_20_Dots_20_3_20_Dashes"/>
    </style:style>
    <style:style style:name="ch9" style:family="chart">
      <style:graphic-properties draw:stroke="dash" draw:stroke-dash="_32__20_Dots_20_1_20_Dash" svg:stroke-color="#ff420e"/>
    </style:style>
    <style:style style:name="ch10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301cm" svg:height="12.238cm" xlink:href="." xlink:type="simple" chart:class="chart:filled-radar" chart:style-name="ch1">
        <chart:title svg:x="5.683cm" svg:y="0.379cm" chart:style-name="ch2">
          <text:p>Adam's Personal Privilege Profile</text:p>
        </chart:title>
        <chart:legend chart:legend-position="end" svg:x="15.244cm" svg:y="5.82cm" style:legend-expansion="high" chart:style-name="ch3"/>
        <chart:plot-area chart:style-name="ch4" chart:data-source-has-labels="both" svg:x="0.366cm" svg:y="1.416cm" svg:width="14.512cm" svg:height="10.578cm">
          <chartooo:coordinate-region svg:x="3.338cm" svg:y="2.519cm" svg:width="8.87cm" svg:height="8.87cm"/>
          <chart:axis chart:dimension="x" chart:name="primary-x" chart:style-name="ch5" chartooo:axis-type="auto">
            <chartooo:date-scale/>
            <chart:categories table:cell-range-address="local-table.$A$2:.$A$8"/>
            <chart:grid chart:style-name="ch6" chart:class="minor"/>
          </chart:axis>
          <chart:axis chart:dimension="y" chart:name="primary-y" chart:style-name="ch7">
            <chart:grid chart:style-name="ch8" chart:class="major"/>
            <chart:grid chart:style-name="ch9" chart:class="minor"/>
          </chart:axis>
          <chart:series chart:style-name="ch10" chart:values-cell-range-address="local-table.$B$2:.$B$8" chart:label-cell-address="local-table.$B$1" chart:class="chart:filled-rad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vilege Index</text:p>
              </table:table-cell>
            </table:table-row>
          </table:table-header-rows>
          <table:table-rows>
            <table:table-row>
              <table:table-cell office:value-type="string">
                <text:p>CIS  Gendered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Heterosexuality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Mal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Whit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Educational background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Income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Wealth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MacOSX_X86_64 LibreOffice_project/81898c9f5c0d43f3473ba111d7b351050be2026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draw:stroke="dash" draw:stroke-dash="Ultrafine_20_2_20_Dots_20_3_20_Dashes"/>
    </style:style>
    <style:style style:name="ch9" style:family="chart">
      <style:graphic-properties draw:stroke="dash" draw:stroke-dash="_32__20_Dots_20_1_20_Dash" svg:stroke-color="#ff420e"/>
    </style:style>
    <style:style style:name="ch10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301cm" svg:height="12.238cm" xlink:href=".." xlink:type="simple" chart:class="chart:filled-radar" chart:style-name="ch1">
        <chart:title svg:x="5.892cm" svg:y="0.379cm" chart:style-name="ch2">
          <text:p>Eve's Personal Privilege Profile</text:p>
        </chart:title>
        <chart:legend chart:legend-position="end" svg:x="15.244cm" svg:y="5.82cm" style:legend-expansion="high" chart:style-name="ch3"/>
        <chart:plot-area chart:style-name="ch4" table:cell-range-address="Eve.A1:Eve.B8" chart:data-source-has-labels="both" svg:x="0.366cm" svg:y="1.416cm" svg:width="14.512cm" svg:height="10.578cm">
          <chartooo:coordinate-region svg:x="3.286cm" svg:y="2.519cm" svg:width="8.87cm" svg:height="8.87cm"/>
          <chart:axis chart:dimension="x" chart:name="primary-x" chart:style-name="ch5" chartooo:axis-type="auto">
            <chartooo:date-scale/>
            <chart:categories table:cell-range-address="Eve.A2:Eve.A8"/>
            <chart:grid chart:style-name="ch6" chart:class="minor"/>
          </chart:axis>
          <chart:axis chart:dimension="y" chart:name="primary-y" chart:style-name="ch7">
            <chart:grid chart:style-name="ch8" chart:class="major"/>
            <chart:grid chart:style-name="ch9" chart:class="minor"/>
          </chart:axis>
          <chart:series chart:style-name="ch10" chart:values-cell-range-address="Eve.B2:Eve.B8" chart:label-cell-address="Eve.B1:Eve.B1" chart:class="chart:filled-rad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vilege Index</text:p>
                <draw:g>
                  <svg:desc>Eve.B1:Eve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IS  Gendered</text:p>
                <draw:g>
                  <svg:desc>Eve.A2:Eve.A8</svg:desc>
                </draw:g>
              </table:table-cell>
              <table:table-cell office:value-type="float" office:value="10">
                <text:p>10</text:p>
                <draw:g>
                  <svg:desc>Eve.B2:Eve.B8</svg:desc>
                </draw:g>
              </table:table-cell>
            </table:table-row>
            <table:table-row>
              <table:table-cell office:value-type="string">
                <text:p>Heterosexuality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Mal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hit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Educational background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Incom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amily Wealth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MacOSX_X86_64 LibreOffice_project/81898c9f5c0d43f3473ba111d7b351050be2026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draw:stroke="dash" draw:stroke-dash="Ultrafine_20_2_20_Dots_20_3_20_Dashes"/>
    </style:style>
    <style:style style:name="ch9" style:family="chart">
      <style:graphic-properties draw:stroke="dash" draw:stroke-dash="_32__20_Dots_20_1_20_Dash" svg:stroke-color="#ff420e"/>
    </style:style>
    <style:style style:name="ch10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301cm" svg:height="12.238cm" xlink:href=".." xlink:type="simple" chart:class="chart:filled-radar" chart:style-name="ch1">
        <chart:title svg:x="5.624cm" svg:y="0.379cm" chart:style-name="ch2">
          <text:p>Esther's Personal Privilege Profile</text:p>
        </chart:title>
        <chart:legend chart:legend-position="end" svg:x="15.244cm" svg:y="5.82cm" style:legend-expansion="high" chart:style-name="ch3"/>
        <chart:plot-area chart:style-name="ch4" table:cell-range-address="Esther.A1:Esther.B8" chart:data-source-has-labels="both" svg:x="0.366cm" svg:y="1.416cm" svg:width="14.512cm" svg:height="10.578cm">
          <chartooo:coordinate-region svg:x="3.338cm" svg:y="2.519cm" svg:width="8.87cm" svg:height="8.87cm"/>
          <chart:axis chart:dimension="x" chart:name="primary-x" chart:style-name="ch5" chartooo:axis-type="auto">
            <chartooo:date-scale/>
            <chart:categories table:cell-range-address="Esther.A2:Esther.A8"/>
            <chart:grid chart:style-name="ch6" chart:class="minor"/>
          </chart:axis>
          <chart:axis chart:dimension="y" chart:name="primary-y" chart:style-name="ch7">
            <chart:grid chart:style-name="ch8" chart:class="major"/>
            <chart:grid chart:style-name="ch9" chart:class="minor"/>
          </chart:axis>
          <chart:series chart:style-name="ch10" chart:values-cell-range-address="Esther.B2:Esther.B8" chart:label-cell-address="Esther.B1:Esther.B1" chart:class="chart:filled-rad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vilege Index</text:p>
                <draw:g>
                  <svg:desc>Esther.B1:Esther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IS  Gendered</text:p>
                <draw:g>
                  <svg:desc>Esther.A2:Esther.A8</svg:desc>
                </draw:g>
              </table:table-cell>
              <table:table-cell office:value-type="float" office:value="10">
                <text:p>10</text:p>
                <draw:g>
                  <svg:desc>Esther.B2:Esther.B8</svg:desc>
                </draw:g>
              </table:table-cell>
            </table:table-row>
            <table:table-row>
              <table:table-cell office:value-type="string">
                <text:p>Heterosexuality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Mal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hit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Educational background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Income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Wealth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MacOSX_X86_64 LibreOffice_project/81898c9f5c0d43f3473ba111d7b351050be2026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draw:stroke="dash" draw:stroke-dash="Ultrafine_20_2_20_Dots_20_3_20_Dashes"/>
    </style:style>
    <style:style style:name="ch9" style:family="chart">
      <style:graphic-properties draw:stroke="dash" draw:stroke-dash="_32__20_Dots_20_1_20_Dash" svg:stroke-color="#ff420e"/>
    </style:style>
    <style:style style:name="ch10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37cm" svg:height="12.238cm" xlink:href=".." xlink:type="simple" chart:class="chart:filled-radar" chart:style-name="ch1">
        <chart:title svg:x="5.238cm" svg:y="0.379cm" chart:style-name="ch2">
          <text:p>Frank's Personal Privilege Profile</text:p>
        </chart:title>
        <chart:legend chart:legend-position="end" svg:x="14.313cm" svg:y="5.82cm" style:legend-expansion="high" chart:style-name="ch3"/>
        <chart:plot-area chart:style-name="ch4" table:cell-range-address="Frank.A1:Frank.B8" chart:data-source-has-labels="both" svg:x="0.347cm" svg:y="1.416cm" svg:width="13.619cm" svg:height="10.578cm">
          <chartooo:coordinate-region svg:x="2.877cm" svg:y="2.519cm" svg:width="8.837cm" svg:height="8.837cm"/>
          <chart:axis chart:dimension="x" chart:name="primary-x" chart:style-name="ch5" chartooo:axis-type="auto">
            <chartooo:date-scale/>
            <chart:categories table:cell-range-address="Frank.A2:Frank.A8"/>
            <chart:grid chart:style-name="ch6" chart:class="minor"/>
          </chart:axis>
          <chart:axis chart:dimension="y" chart:name="primary-y" chart:style-name="ch7">
            <chart:grid chart:style-name="ch8" chart:class="major"/>
            <chart:grid chart:style-name="ch9" chart:class="minor"/>
          </chart:axis>
          <chart:series chart:style-name="ch10" chart:values-cell-range-address="Frank.B2:Frank.B8" chart:label-cell-address="Frank.B1:Frank.B1" chart:class="chart:filled-rad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vilege Index</text:p>
                <draw:g>
                  <svg:desc>Frank.B1:Frank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IS  Gendered</text:p>
                <draw:g>
                  <svg:desc>Frank.A2:Frank.A8</svg:desc>
                </draw:g>
              </table:table-cell>
              <table:table-cell office:value-type="float" office:value="10">
                <text:p>10</text:p>
                <draw:g>
                  <svg:desc>Frank.B2:Frank.B8</svg:desc>
                </draw:g>
              </table:table-cell>
            </table:table-row>
            <table:table-row>
              <table:table-cell office:value-type="string">
                <text:p>Heterosexuality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Mal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Whit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ducational background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Income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Wealth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MacOSX_X86_64 LibreOffice_project/81898c9f5c0d43f3473ba111d7b351050be2026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draw:stroke="dash" draw:stroke-dash="Ultrafine_20_2_20_Dots_20_3_20_Dashes"/>
    </style:style>
    <style:style style:name="ch9" style:family="chart">
      <style:graphic-properties draw:stroke="dash" draw:stroke-dash="_32__20_Dots_20_1_20_Dash" svg:stroke-color="#ff420e"/>
    </style:style>
    <style:style style:name="ch10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37cm" svg:height="12.238cm" xlink:href=".." xlink:type="simple" chart:class="chart:filled-radar" chart:style-name="ch1">
        <chart:title svg:x="5.982cm" svg:y="0.379cm" chart:style-name="ch2">
          <text:p>Shelly's
 Personal Privilege Profile</text:p>
        </chart:title>
        <chart:legend chart:legend-position="end" svg:x="14.313cm" svg:y="5.82cm" style:legend-expansion="high" chart:style-name="ch3"/>
        <chart:plot-area chart:style-name="ch4" table:cell-range-address="Shelly.A1:Shelly.B8" chart:data-source-has-labels="both" svg:x="0.347cm" svg:y="1.932cm" svg:width="13.619cm" svg:height="10.062cm">
          <chartooo:coordinate-region svg:x="3.095cm" svg:y="3cm" svg:width="8.386cm" svg:height="8.386cm"/>
          <chart:axis chart:dimension="x" chart:name="primary-x" chart:style-name="ch5" chartooo:axis-type="auto">
            <chartooo:date-scale/>
            <chart:categories table:cell-range-address="Shelly.A2:Shelly.A8"/>
            <chart:grid chart:style-name="ch6" chart:class="minor"/>
          </chart:axis>
          <chart:axis chart:dimension="y" chart:name="primary-y" chart:style-name="ch7">
            <chart:grid chart:style-name="ch8" chart:class="major"/>
            <chart:grid chart:style-name="ch9" chart:class="minor"/>
          </chart:axis>
          <chart:series chart:style-name="ch10" chart:values-cell-range-address="Shelly.B2:Shelly.B8" chart:label-cell-address="Shelly.B1:Shelly.B1" chart:class="chart:filled-rad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vilege Index</text:p>
                <draw:g>
                  <svg:desc>Shelly.B1:Shelly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IS  Gendered</text:p>
                <draw:g>
                  <svg:desc>Shelly.A2:Shelly.A8</svg:desc>
                </draw:g>
              </table:table-cell>
              <table:table-cell office:value-type="float" office:value="1">
                <text:p>1</text:p>
                <draw:g>
                  <svg:desc>Shelly.B2:Shelly.B8</svg:desc>
                </draw:g>
              </table:table-cell>
            </table:table-row>
            <table:table-row>
              <table:table-cell office:value-type="string">
                <text:p>Heterosexuality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Mal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hit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Educational background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Income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Wealth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MacOSX_X86_64 LibreOffice_project/81898c9f5c0d43f3473ba111d7b351050be20261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